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break-before="page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[blk1.fn;block=text:section]</text:p>
        <text:p text:style-name="Standard">[blk1.sn] [blk1.mark] </text:p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Olivier LOYNET</meta:initial-creator>
    <meta:creation-date>2005-12-28T20:33:36</meta:creation-date>
    <dc:creator>Olivier LOYNET</dc:creator>
    <dc:date>2005-12-28T20:42:26</dc:date>
    <dc:language>fr-FR</dc:language>
    <meta:editing-cycles>6</meta:editing-cycles>
    <meta:editing-duration>PT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" meta:word-count="9" meta:character-count="50"/>
  </office:meta>
</office:document-meta>
</file>